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1"/>SNU developer log day 461</text:h>
      <text:p text:style-name="P1">I was better with my schedule today, but some issues occurred. I was still able to get all my projects done. A side project, my audio collection, is close to reaching a goal from the beginning of the year, and I plan to start innovating the project once the goal is reached. I have been productive in other projects, and schoolwork, but SNU will continue to get the same type of update for a while.</text:p>
      <text:p text:style-name="P1">I am close to graduating from high school, and I am trying to figure out how to start my future next. I need more time to figure this out. Today, I did the usual documentation update (the one I have been doing for a week now) this project is also close to completion, and I will finish by the middle or ending of May 2020. Today was an OK day for development.</text:p>
      <text:p text:style-name="Text_20_body"><text:span text:style-name="T1">Sean Patrick Myrick on May 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13:25.742000000</meta:creation-date>
    <dc:date>2020-05-06T16:20:16.480000000</dc:date>
    <meta:editing-duration>PT6M59S</meta:editing-duration>
    <meta:editing-cycles>1</meta:editing-cycles>
    <meta:document-statistic meta:table-count="0" meta:image-count="0" meta:object-count="0" meta:page-count="1" meta:paragraph-count="4" meta:word-count="159" meta:character-count="817" meta:non-whitespace-character-count="662"/>
    <meta:generator>LibreOffice/6.1.2.1$Windows_X86_64 LibreOffice_project/65905a128db06ba48db947242809d14d3f9a93fe</meta:generator>
  </office:meta>
</office:document-meta>
</file>